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206cm" fo:min-width="20.8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343cm" svg:height="20.456cm" svg:x="10.457cm" svg:y="4.4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utput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5:15:51.163996867</meta:creation-date>
    <dc:date>2021-05-14T19:23:59.507759233</dc:date>
    <meta:editing-duration>PT31M49S</meta:editing-duration>
    <meta:editing-cycles>8</meta:editing-cycles>
    <meta:generator>LibreOffice/6.4.6.2$Linux_X86_64 LibreOffice_project/40$Build-2</meta:generator>
    <meta:document-statistic meta:object-count="1"/>
  </office:meta>
</office:document-meta>
</file>